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6pt" fo:font-weight="bold" style:font-name-asian="TrebuchetMS" style:font-size-asian="16pt" style:font-weight-asian="bold" style:font-name-complex="TrebuchetMS" style:font-size-complex="16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7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fo:font-size="16pt" style:font-size-asian="16pt" style:font-size-complex="16pt"/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4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6" style:family="text">
      <style:text-properties fo:color="#2f2f2f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ak Rub </text:p>
      <text:p text:style-name="P7">Serves:</text:p>
      <text:p text:style-name="P4">about 2 cup</text:p>
      <text:p text:style-name="P3"/>
      <text:p text:style-name="P2">Ingredients</text:p>
      <text:p text:style-name="P9"><text:span text:style-name="T3">1 cup ancho </text:span><text:a xlink:type="simple" xlink:href="http://www.foodterms.com/encyclopedia/chili-powder/index.html"><text:span text:style-name="T6">chili powder</text:span></text:a></text:p>
      <text:p text:style-name="P10">1/3 cup Spanish paprika</text:p>
      <text:p text:style-name="P10">3 tablespoons ground dried oregano</text:p>
      <text:p text:style-name="P9"><text:span text:style-name="T3">3 tablespoons ground </text:span><text:a xlink:type="simple" xlink:href="http://www.foodterms.com/encyclopedia/coriander/index.html"><text:span text:style-name="T6">coriander</text:span></text:a></text:p>
      <text:p text:style-name="P10">3 tablespoons dry mustard</text:p>
      <text:p text:style-name="P10">1 tablespoon ground cumin</text:p>
      <text:p text:style-name="P9"><text:span text:style-name="T3">1 tablespoon </text:span><text:a xlink:type="simple" xlink:href="http://www.foodterms.com/encyclopedia/salt/index.html"><text:span text:style-name="T6">kosher salt</text:span></text:a></text:p>
      <text:p text:style-name="P10">1 tablespoon ground black pepper</text:p>
      <text:p text:style-name="P10">2 teaspoons chile de arbol, optional</text:p>
      <text:p text:style-name="P10"/>
      <text:p text:style-name="P2">Directions</text:p>
      <text:p text:style-name="P8"><text:span text:style-name="T2">Whisk together all ingredients. Store rub in a container with a tight fitting lid in a cool, dark, pl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4:22:23</meta:creation-date>
    <meta:document-statistic meta:table-count="0" meta:image-count="0" meta:object-count="0" meta:page-count="1" meta:paragraph-count="15" meta:word-count="68" meta:character-count="407"/>
    <dc:date>2011-08-09T14:23:19</dc:date>
    <dc:creator>Robert Houk</dc:creator>
    <meta:editing-duration>PT00H00M56S</meta:editing-duration>
    <meta:editing-cycles>1</meta:editing-cycles>
    <meta:generator>OpenOffice.org/3.2$Unix OpenOffice.org_project/320m18$Build-9502</meta:generator>
  </office:meta>
</office:document-meta>
</file>